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Utils.getProperty( Object value , String name , PropertyCache 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seUtils.getPropertyType( Object value , String name , PropertyCache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seUtils.convertType( Object value , Class toTyp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ParseUtils.update( String exprStr , Object value , NetUIVariableResolver v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Utils.parse( String expr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arseUtils.Pars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seUtils.getContextString( String [ ] contex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seUtils.getRootCause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Utils.evaluate( String exprStr , NetUIVariableResolver v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